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2.3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802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31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462cm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2.802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18" style:family="graphic" style:parent-style-name="standard">
      <style:graphic-properties draw:textarea-horizontal-align="justify" draw:textarea-vertical-align="middle" draw:auto-grow-height="false" fo:min-height="2.036cm" fo:min-width="3.564cm"/>
    </style:style>
    <style:style style:name="gr19" style:family="graphic" style:parent-style-name="standard">
      <style:graphic-properties draw:textarea-horizontal-align="justify" draw:textarea-vertical-align="middle" draw:auto-grow-height="false" fo:min-height="2.544cm" fo:min-width="2.29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pr1" style:family="presentation" style:parent-style-name="Blueprint_20_Plans-title">
      <style:graphic-properties fo:min-height="9.621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24pt" style:font-size-complex="24pt"/>
    </style:style>
    <style:style style:name="P3" style:family="paragraph">
      <style:text-properties fo:font-size="20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24pt" style:font-size-complex="24pt"/>
    </style:style>
    <style:style style:name="P7" style:family="paragraph">
      <style:paragraph-properties fo:text-align="center"/>
      <style:text-properties fo:font-size="13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24pt" style:font-size-complex="24pt"/>
    </style:style>
    <style:style style:name="P10" style:family="paragraph">
      <style:text-properties fo:font-size="54pt" style:font-size-asian="24pt" style:font-size-complex="24pt"/>
    </style:style>
    <style:style style:name="P11" style:family="paragraph">
      <style:text-properties style:font-name="Cantarell" fo:font-size="20pt" style:font-size-asian="24pt" style:font-size-complex="24pt"/>
    </style:style>
    <style:style style:name="P12" style:family="paragraph">
      <style:paragraph-properties fo:text-align="start"/>
      <style:text-properties fo:font-size="22pt" fo:language="en" fo:country="US"/>
    </style:style>
    <style:style style:name="P13" style:family="paragraph">
      <loext:graphic-properties draw:fill="none" draw:fill-color="#ffffff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14pt" style:font-size-asian="24pt" style:font-size-complex="24pt"/>
    </style:style>
    <style:style style:name="T3" style:family="text">
      <style:text-properties fo:font-size="13pt" style:font-size-asian="24pt" style:font-size-complex="24pt"/>
    </style:style>
    <style:style style:name="T4" style:family="text">
      <style:text-properties fo:font-size="11pt" style:font-size-asian="24pt" style:font-size-complex="24pt"/>
    </style:style>
    <style:style style:name="T5" style:family="text">
      <style:text-properties fo:font-size="54pt" style:font-size-asian="24pt" style:font-size-complex="24pt"/>
    </style:style>
    <style:style style:name="T6" style:family="text">
      <style:text-properties fo:font-size="40pt" style:font-size-asian="24pt" style:font-size-complex="24pt"/>
    </style:style>
    <style:style style:name="T7" style:family="text">
      <style:text-properties style:font-name="Cantarell" fo:font-size="20pt" style:font-size-asian="24pt" style:font-size-complex="24pt"/>
    </style:style>
    <style:style style:name="T8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9.621cm" svg:x="1.4cm" svg:y="3.556cm" presentation:class="title" presentation:user-transformed="true">
          <draw:text-box>
            <text:p>Software Defined Networking: Distributed <text:s/>Systems and Trust Computation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What is happening?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he lack of support to distributed network in Openflow standard.</text:span></text:p>
              </text:list-item>
              <text:list-item>
                <text:p text:style-name="P3"><text:span text:style-name="T1">Innovative way to interconnect multiple controllers.</text:span></text:p>
              </text:list-item>
              <text:list-item>
                <text:p text:style-name="P3"><text:span text:style-name="T1">Acts like a messenger system between controllers.</text:span></text:p>
              </text:list-item>
              <text:list-item>
                <text:p text:style-name="P3"><text:span text:style-name="T1">Controllers pose queries of certain network node addresses.</text:span></text:p>
              </text:list-item>
              <text:list-item>
                <text:p text:style-name="P3"><text:span text:style-name="T1">Replies are sent by corresponding controllers that own those nodes.</text:span></text:p>
              </text:list-item>
              <text:list-item>
                <text:p text:style-name="P3"><text:span text:style-name="T1">Written in pure C for better efficiency.</text:span></text:p>
              </text:list-item>
              <text:list-item>
                <text:p text:style-name="P3"><text:span text:style-name="T1">Flexible library is provided to make the controller docile to relay protocol.</text:span></text:p>
              </text:list-item>
              <text:list-item>
                <text:p text:style-name="P3"><text:span text:style-name="T1">Single entry, multi process and single exit structure. 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custom-shape draw:style-name="gr2" draw:text-style-name="P6" draw:layer="layout" svg:width="4.064cm" svg:height="2.032cm" svg:x="1.778cm" svg:y="5.588cm">
          <text:p text:style-name="P5"><text:span text:style-name="T2">Relay sta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4.064cm" svg:height="2.032cm" svg:x="1.016cm" svg:y="18.034cm">
          <text:p text:style-name="P5"><text:span text:style-name="T3">Controller </text:span><text:span text:style-name="T3">Sta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21.59cm" svg:y1="6.604cm" svg:x2="23.368cm" svg:y2="6.604cm">
          <text:p/>
        </draw:line>
        <draw:line draw:style-name="gr3" draw:text-style-name="P8" draw:layer="layout" svg:x1="5.08cm" svg:y1="19.05cm" svg:x2="6.858cm" svg:y2="19.05cm">
          <text:p/>
        </draw:line>
        <draw:custom-shape draw:style-name="gr4" draw:text-style-name="P7" xml:id="id7" draw:id="id7" draw:layer="layout" svg:width="4.318cm" svg:height="2.032cm" svg:x="6.858cm" svg:y="18.034cm">
          <text:p text:style-name="P5"><text:span text:style-name="T3">Calls </text:span><text:span text:style-name="T3">sock_create</text:span></text:p>
          <text:p text:style-name="P5"><text:span text:style-name="T3">To create </text:span></text:p>
          <text:p text:style-name="P5"><text:span text:style-name="T3">bcast_sock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302cm" svg:height="2.032cm" svg:x="7.62cm" svg:y="5.588cm">
          <text:p text:style-name="P5"><text:span text:style-name="T3">Calls </text:span><text:span text:style-name="T3">main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6.51cm" svg:y1="6.604cm" svg:x2="18.288cm" svg:y2="6.604cm">
          <text:p/>
        </draw:line>
        <draw:line draw:style-name="gr3" draw:text-style-name="P8" draw:layer="layout" svg:x1="10.922cm" svg:y1="6.604cm" svg:x2="12.7cm" svg:y2="6.604cm">
          <text:p/>
        </draw:line>
        <draw:custom-shape draw:style-name="gr6" draw:text-style-name="P7" draw:layer="layout" svg:width="3.81cm" svg:height="2.032cm" svg:x="12.7cm" svg:y="5.588cm">
          <text:p text:style-name="P5"><text:span text:style-name="T3">Call</text:span><text:span text:style-name="T3">s </text:span></text:p>
          <text:p text:style-name="P5"><text:span text:style-name="T3">serv</text:span><text:span text:style-name="T3">er_</text:span><text:span text:style-name="T3">wor</text:span><text:span text:style-name="T3">king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302cm" svg:height="2.032cm" svg:x="18.288cm" svg:y="5.588cm">
          <text:p text:style-name="P5"><text:span text:style-name="T3">Calls</text:span></text:p>
          <text:p text:style-name="P5"><text:span text:style-name="T3">sock_creat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5.842cm" svg:y1="6.604cm" svg:x2="7.62cm" svg:y2="6.604cm">
          <text:p/>
        </draw:line>
        <draw:custom-shape draw:style-name="gr7" draw:text-style-name="P7" draw:layer="layout" svg:width="3.556cm" svg:height="2.032cm" svg:x="23.368cm" svg:y="5.588cm">
          <text:p text:style-name="P5"><text:span text:style-name="T3">Forks and </text:span><text:span text:style-name="T3">Calls</text:span></text:p>
          <text:p text:style-name="P5"><text:span text:style-name="T3">tcp_chil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302cm" svg:height="2.032cm" svg:x="23.368cm" svg:y="8.636cm">
          <text:p text:style-name="P5"><text:span text:style-name="T3">Starts listen</text:span></text:p>
          <text:p text:style-name="P5"><text:span text:style-name="T3">loop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23.368cm" svg:y1="9.652cm" svg:x2="21.59cm" svg:y2="9.652cm">
          <text:p/>
        </draw:line>
        <draw:custom-shape draw:style-name="gr8" draw:text-style-name="P7" draw:layer="layout" svg:width="4.064cm" svg:height="2.032cm" svg:x="17.526cm" svg:y="8.636cm">
          <text:p text:style-name="P5"><text:span text:style-name="T3">Forks for every</text:span></text:p>
          <text:p text:style-name="P5"><text:span text:style-name="T3">Controller accep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7.526cm" svg:y1="9.652cm" svg:x2="15.748cm" svg:y2="9.652cm">
          <text:p/>
        </draw:line>
        <draw:custom-shape draw:style-name="gr7" draw:text-style-name="P7" draw:layer="layout" svg:width="3.556cm" svg:height="2.032cm" svg:x="12.192cm" svg:y="8.636cm">
          <text:p text:style-name="P5"><text:span text:style-name="T3">Adds </text:span><text:span text:style-name="T3">controller</text:span></text:p>
          <text:p text:style-name="P5"><text:span text:style-name="T3">To list using</text:span></text:p>
          <text:p text:style-name="P5"><text:span text:style-name="T3">add_node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2.192cm" svg:y1="9.652cm" svg:x2="10.414cm" svg:y2="9.652cm">
          <text:p/>
        </draw:line>
        <draw:custom-shape draw:style-name="gr5" draw:text-style-name="P7" draw:layer="layout" svg:width="3.302cm" svg:height="2.032cm" svg:x="7.112cm" svg:y="8.636cm">
          <text:p text:style-name="P5"><text:span text:style-name="T3">Calls cli_run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7.112cm" svg:y1="9.652cm" svg:x2="5.334cm" svg:y2="9.652cm">
          <text:p/>
        </draw:line>
        <draw:custom-shape draw:style-name="gr5" draw:text-style-name="P7" xml:id="id8" draw:id="id8" draw:layer="layout" svg:width="3.302cm" svg:height="2.032cm" svg:x="2.032cm" svg:y="8.636cm">
          <text:p text:style-name="P5"><text:span text:style-name="T3">Calls</text:span></text:p>
          <text:p text:style-name="P5"><text:span text:style-name="T3">connect_back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25.146cm" svg:y1="7.62cm" svg:x2="25.146cm" svg:y2="8.636cm">
          <text:p/>
        </draw:line>
        <draw:line draw:style-name="gr3" draw:text-style-name="P8" draw:layer="layout" svg:x1="4.318cm" svg:y1="10.668cm" svg:x2="4.318cm" svg:y2="11.684cm">
          <text:p/>
        </draw:line>
        <draw:custom-shape draw:style-name="gr9" draw:text-style-name="P7" xml:id="id1" draw:id="id1" draw:layer="layout" svg:width="6.096cm" svg:height="3.556cm" svg:x="1.27cm" svg:y="11.684cm">
          <text:p text:style-name="P5"><text:span text:style-name="T3">Check if bcast/end</text:span></text:p>
          <text:p text:style-name="P5"><text:span text:style-name="T3">/snd_pkt_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5" draw:layer="layout" draw:line-skew="-0.242cm" svg:x1="7.366cm" svg:y1="13.462cm" svg:x2="10.142cm" svg:y2="11.651cm" draw:start-shape="id1" draw:start-glue-point="7" svg:d="M7366 13462h1397v-1811h1379" svg:viewBox="0 0 2777 1812">
          <text:p/>
        </draw:connector>
        <draw:connector draw:style-name="gr10" draw:text-style-name="P5" draw:layer="layout" draw:line-skew="-0.231cm" svg:x1="7.366cm" svg:y1="13.462cm" svg:x2="10.119cm" svg:y2="15.109cm" draw:start-shape="id1" draw:start-glue-point="7" svg:d="M7366 13462h1397v1647h1356" svg:viewBox="0 0 2754 1648">
          <text:p/>
        </draw:connector>
        <draw:line draw:style-name="gr11" draw:text-style-name="P8" draw:layer="layout" svg:x1="8.636cm" svg:y1="13.462cm" svg:x2="10.142cm" svg:y2="13.462cm">
          <text:p/>
        </draw:line>
        <draw:custom-shape draw:style-name="gr12" draw:text-style-name="P7" draw:layer="layout" svg:width="3.302cm" svg:height="1.27cm" svg:x="10.16cm" svg:y="10.922cm">
          <text:p text:style-name="P5"><text:span text:style-name="T3">Exits the</text:span></text:p>
          <text:p text:style-name="P5"><text:span text:style-name="T3">control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5" draw:id="id5" draw:layer="layout" svg:width="3.302cm" svg:height="1.27cm" svg:x="10.16cm" svg:y="14.478cm">
          <text:p text:style-name="P5"><text:span text:style-name="T3">Calls</text:span></text:p>
          <text:p text:style-name="P5"><text:span text:style-name="T3">snd_pkt_ba</text:span><text:span text:style-name="T3">ck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2" draw:id="id2" draw:layer="layout" svg:width="3.302cm" svg:height="1.27cm" svg:x="10.16cm" svg:y="12.7cm">
          <text:p text:style-name="P5"><text:span text:style-name="T3">Calls</text:span></text:p>
          <text:p text:style-name="P5"><text:span text:style-name="T3">broadcast 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.734cm" svg:height="0.704cm" svg:x="8.382cm" svg:y="11.176cm">
          <draw:text-box>
            <text:p><text:span text:style-name="T4">“</text:span><text:span text:style-name="T4">END”</text:span></text:p>
          </draw:text-box>
        </draw:frame>
        <draw:frame draw:style-name="gr14" draw:text-style-name="P9" draw:layer="layout" svg:width="1.962cm" svg:height="0.704cm" svg:x="8.386cm" svg:y="12.758cm">
          <draw:text-box>
            <text:p><text:span text:style-name="T4">“</text:span><text:span text:style-name="T4">bcast”</text:span></text:p>
          </draw:text-box>
        </draw:frame>
        <draw:connector draw:style-name="gr10" draw:text-style-name="P5" draw:layer="layout" svg:x1="13.462cm" svg:y1="13.335cm" svg:x2="15.202cm" svg:y2="11.674cm" draw:start-shape="id2" draw:start-glue-point="1" svg:d="M13462 13335h1121v-1661h619" svg:viewBox="0 0 1741 1662">
          <text:p/>
        </draw:connector>
        <draw:custom-shape draw:style-name="gr15" draw:text-style-name="P7" draw:layer="layout" svg:width="3.302cm" svg:height="1.524cm" svg:x="15.24cm" svg:y="10.922cm">
          <text:p text:style-name="P5"><text:span text:style-name="T3">locks mutex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18.542cm" svg:y1="11.684cm" svg:x2="20.32cm" svg:y2="11.684cm">
          <text:p/>
        </draw:line>
        <draw:custom-shape draw:style-name="gr16" draw:text-style-name="P7" draw:layer="layout" svg:width="3.81cm" svg:height="1.524cm" svg:x="20.32cm" svg:y="10.922cm">
          <text:p text:style-name="P5"><text:span text:style-name="T3">Iterate through</text:span></text:p>
          <text:p text:style-name="P5"><text:span text:style-name="T3">Controller lis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22.352cm" svg:y1="12.446cm" svg:x2="22.352cm" svg:y2="13.462cm">
          <text:p/>
        </draw:line>
        <draw:custom-shape draw:style-name="gr15" draw:text-style-name="P7" draw:layer="layout" svg:width="3.302cm" svg:height="1.524cm" svg:x="20.574cm" svg:y="13.462cm">
          <text:p text:style-name="P5"><text:span text:style-name="T3">Fork for </text:span><text:span text:style-name="T3">every</text:span></text:p>
          <text:p text:style-name="P5"><text:span text:style-name="T3">Bcast snd </text:span><text:span text:style-name="T3">pkt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20.574cm" svg:y1="14.224cm" svg:x2="18.796cm" svg:y2="14.224cm">
          <text:p/>
        </draw:line>
        <draw:custom-shape draw:style-name="gr15" draw:text-style-name="P7" xml:id="id3" draw:id="id3" draw:layer="layout" svg:width="3.302cm" svg:height="1.524cm" svg:x="15.494cm" svg:y="13.462cm">
          <text:p text:style-name="P5"><text:span text:style-name="T3">return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5.494cm" svg:y1="14.224cm" svg:x2="4.318cm" svg:y2="15.852cm" draw:start-shape="id3" draw:start-glue-point="3" draw:end-shape="id4" draw:end-glue-point="2" svg:d="M15494 14224h-5513v1628h-5663" svg:viewBox="0 0 11177 1629">
          <text:p/>
        </draw:connector>
        <draw:line draw:style-name="gr3" draw:text-style-name="P8" xml:id="id4" draw:id="id4" draw:layer="layout" svg:x1="4.318cm" svg:y1="15.852cm" svg:x2="4.318cm" svg:y2="15.24cm">
          <text:p/>
        </draw:line>
        <draw:connector draw:style-name="gr10" draw:text-style-name="P5" draw:layer="layout" svg:x1="11.811cm" svg:y1="15.748cm" svg:x2="17.964cm" svg:y2="16.269cm" draw:start-shape="id5" draw:start-glue-point="2" svg:d="M11811 15748v511h6153v10" svg:viewBox="0 0 6154 522">
          <text:p/>
        </draw:connector>
        <draw:custom-shape draw:style-name="gr17" draw:text-style-name="P7" xml:id="id6" draw:id="id6" draw:layer="layout" svg:width="4.572cm" svg:height="1.524cm" svg:x="18.034cm" svg:y="15.494cm">
          <text:p text:style-name="P5"><text:span text:style-name="T3">Snd back the</text:span></text:p>
          <text:p text:style-name="P5"><text:span text:style-name="T3">pkt bcast </text:span><text:span text:style-name="T3">received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22.606cm" svg:y1="16.256cm" svg:x2="17.175cm" svg:y2="17.337cm" draw:start-shape="id6" draw:start-glue-point="1" svg:d="M22606 16256h501v1263h-5932v-182" svg:viewBox="0 0 5933 1264">
          <text:p/>
        </draw:connector>
        <draw:line draw:style-name="gr3" draw:text-style-name="P8" draw:layer="layout" svg:x1="17.175cm" svg:y1="17.519cm" svg:x2="16.51cm" svg:y2="14.986cm">
          <text:p/>
        </draw:line>
        <draw:connector draw:style-name="gr10" draw:text-style-name="P5" draw:layer="layout" draw:line-skew="3.269cm" svg:x1="9.017cm" svg:y1="18.034cm" svg:x2="25.112cm" svg:y2="11.488cm" draw:start-shape="id7" draw:start-glue-point="0" svg:d="M9017 18034v-254h16095v-6292" svg:viewBox="0 0 16096 6547">
          <text:p/>
        </draw:connector>
        <draw:line draw:style-name="gr3" draw:text-style-name="P8" draw:layer="layout" svg:x1="25.112cm" svg:y1="11.488cm" svg:x2="25.146cm" svg:y2="10.668cm">
          <text:p/>
        </draw:line>
        <draw:line draw:style-name="gr3" draw:text-style-name="P8" draw:layer="layout" svg:x1="11.176cm" svg:y1="19.05cm" svg:x2="12.954cm" svg:y2="19.05cm">
          <text:p/>
        </draw:line>
        <draw:custom-shape draw:style-name="gr5" draw:text-style-name="P7" draw:layer="layout" svg:width="3.302cm" svg:height="2.032cm" svg:x="12.954cm" svg:y="18.034cm">
          <text:p text:style-name="P5"><text:span text:style-name="T3">gets back a</text:span></text:p>
          <text:p text:style-name="P5"><text:span text:style-name="T3">Connection</text:span></text:p>
          <text:p text:style-name="P5"><text:span text:style-name="T3">on sock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line-skew="-0.261cm" svg:x1="2.032cm" svg:y1="9.652cm" svg:x2="14.599cm" svg:y2="17.337cm" draw:start-shape="id8" draw:start-glue-point="3" svg:d="M2032 9652h-762v7685h13329" svg:viewBox="0 0 13330 7686">
          <text:p/>
        </draw:connector>
        <draw:line draw:style-name="gr3" draw:text-style-name="P8" draw:layer="layout" svg:x1="14.599cm" svg:y1="17.337cm" svg:x2="14.732cm" svg:y2="18.034cm">
          <text:p/>
        </draw:line>
        <draw:line draw:style-name="gr3" draw:text-style-name="P8" draw:layer="layout" svg:x1="16.371cm" svg:y1="19.05cm" svg:x2="18.149cm" svg:y2="19.05cm">
          <text:p/>
        </draw:line>
        <draw:custom-shape draw:style-name="gr18" draw:text-style-name="P7" draw:layer="layout" svg:width="4.064cm" svg:height="2.286cm" svg:x="18.034cm" svg:y="18.034cm">
          <text:p text:style-name="P5"><text:span text:style-name="T3">boots controller</text:span></text:p>
          <text:p text:style-name="P5"><text:span text:style-name="T3">Logic and gets</text:span></text:p>
          <text:p text:style-name="P5"><text:span text:style-name="T3">Open vSwitch</text:span></text:p>
          <text:p text:style-name="P5"><text:span text:style-name="T3">connection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22.145cm" svg:y1="19.05cm" svg:x2="23.923cm" svg:y2="19.05cm">
          <text:p/>
        </draw:line>
        <draw:custom-shape draw:style-name="gr19" draw:text-style-name="P7" xml:id="id9" draw:id="id9" draw:layer="layout" svg:width="2.794cm" svg:height="2.794cm" svg:x="23.876cm" svg:y="17.78cm">
          <text:p text:style-name="P5"><text:span text:style-name="T3">Send find</text:span></text:p>
          <text:p text:style-name="P5"><text:span text:style-name="T3">msgs</text:span></text:p>
          <text:p text:style-name="P5"><text:span text:style-name="T3">accordingly</text:span></text:p>
          <text:p text:style-name="P5"><text:span text:style-name="T3"><text:s/></text:span><text:span text:style-name="T3">and rcv</text:span></text:p>
          <text:p text:style-name="P5"><text:span text:style-name="T3">replies 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line-skew="0.202cm" svg:x1="25.273cm" svg:y1="17.78cm" svg:x2="4.318cm" svg:y2="15.852cm" draw:start-shape="id9" draw:start-glue-point="0" draw:end-shape="id4" draw:end-glue-point="2" svg:d="M25273 17780v-762h-20955v-1166" svg:viewBox="0 0 20956 1929">
          <text:p/>
        </draw:connector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0" draw:layer="layout" svg:width="25.199cm" svg:height="3.506cm" svg:x="1.725cm" svg:y="8.432cm" presentation:class="title" presentation:user-transformed="true">
          <draw:text-box>
            <text:p><text:span text:style-name="T5">Th</text:span><text:span text:style-name="T5">e </text:span><text:span text:style-name="T5">Rel</text:span><text:span text:style-name="T5">ay </text:span><text:span text:style-name="T5">Mo</text:span><text:span text:style-name="T5">dul</text:span><text:span text:style-name="T5">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mai</text:span><text:span text:style-name="T6">n.c</text:span></text:p>
          </draw:text-box>
        </draw:frame>
        <draw:frame presentation:style-name="pr4" draw:text-style-name="P3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<text:span text:style-name="T1">int init(int argc)</text:span></text:p>
              </text:list-item>
              <text:list-item>
                <text:p><text:span text:style-name="T1">int main(int argc, char *argv[])</text:span></text:p>
              </text:list-item>
            </text:list>
          </draw:text-box>
        </draw:frame>
        <draw:frame presentation:style-name="pr3" draw:text-style-name="P2" draw:layer="layout" svg:width="25.199cm" svg:height="3.506cm" svg:x="1.4cm" svg:y="9.906cm" presentation:class="title" presentation:user-transformed="true">
          <draw:text-box>
            <text:p><text:span text:style-name="T6">serv</text:span><text:span text:style-name="T6">er.h</text:span></text:p>
          </draw:text-box>
        </draw:frame>
        <draw:frame presentation:style-name="pr4" draw:text-style-name="P3" draw:layer="layout" svg:width="25.199cm" svg:height="3.722cm" svg:x="1.524cm" svg:y="14.986cm" presentation:class="outline" presentation:user-transformed="true">
          <draw:text-box>
            <text:list text:style-name="L2">
              <text:list-item>
                <text:p><text:span text:style-name="T1">int server_workings(char *argv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6">sock</text:span><text:span text:style-name="T6">_cre</text:span><text:span text:style-name="T6">ate.</text:span><text:span text:style-name="T6">h</text:span></text:p>
          </draw:text-box>
        </draw:frame>
        <draw:frame presentation:style-name="pr4" draw:text-style-name="P3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<text:span text:style-name="T1">int sock_create(char *addr, int flag)</text:span></text:p>
              </text:list-item>
            </text:list>
          </draw:text-box>
        </draw:frame>
        <draw:frame presentation:style-name="pr3" draw:text-style-name="P2" draw:layer="layout" svg:width="25.199cm" svg:height="3.506cm" svg:x="1.27cm" svg:y="9.448cm" presentation:class="title" presentation:user-transformed="true">
          <draw:text-box>
            <text:p><text:span text:style-name="T6">alloc</text:span><text:span text:style-name="T6">ate.</text:span><text:span text:style-name="T6">h</text:span></text:p>
          </draw:text-box>
        </draw:frame>
        <draw:frame presentation:style-name="pr4" draw:text-style-name="P3" draw:layer="layout" svg:width="25.199cm" svg:height="3.976cm" svg:x="1.524cm" svg:y="14.312cm" presentation:class="outline" presentation:user-transformed="true">
          <draw:text-box>
            <text:list text:style-name="L2">
              <text:list-item>
                <text:p><text:span text:style-name="T1">void *allocate(char *type, int size)</text:span></text:p>
              </text:list-item>
              <text:list-item>
                <text:p><text:span text:style-name="T1">void deallocate(void *a, char *type, int siz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tcp_</text:span><text:span text:style-name="T6">child</text:span><text:span text:style-name="T6">.h</text:span></text:p>
          </draw:text-box>
        </draw:frame>
        <draw:frame presentation:style-name="pr4" draw:text-style-name="P11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<text:span text:style-name="T7">void tcp_child()</text:span></text:p>
              </text:list-item>
              <text:list-item>
                <text:p><text:span text:style-name="T7">void cli_run(union node *client) </text:span></text:p>
              </text:list-item>
              <text:list-item>
                <text:p><text:span text:style-name="T7">int connect_back(struct controller *sender)</text:span></text:p>
              </text:list-item>
            </text:list>
          </draw:text-box>
        </draw:frame>
        <draw:frame presentation:style-name="pr3" draw:text-style-name="P2" draw:layer="layout" svg:width="25.199cm" svg:height="3.506cm" svg:x="1.524cm" svg:y="10.922cm" presentation:class="title" presentation:user-transformed="true">
          <draw:text-box>
            <text:p><text:span text:style-name="T6">broa</text:span><text:span text:style-name="T6">dcas</text:span><text:span text:style-name="T6">t.h</text:span></text:p>
          </draw:text-box>
        </draw:frame>
        <draw:frame presentation:style-name="pr4" draw:text-style-name="P11" draw:layer="layout" svg:width="25.199cm" svg:height="5.246cm" svg:x="1.524cm" svg:y="14.566cm" presentation:class="outline" presentation:user-transformed="true">
          <draw:text-box>
            <text:list text:style-name="L2">
              <text:list-item>
                <text:p><text:span text:style-name="T7">int broadcast(struct controller *sender, char *cmds)</text:span></text:p>
              </text:list-item>
              <text:list-item>
                <text:p><text:span text:style-name="T7">void broadcast_run(struct broadcast_struct *b_struct)</text:span></text:p>
              </text:list-item>
              <text:list-item>
                <text:p><text:span text:style-name="T7">void *cleanup_run(void *a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6">list.</text:span><text:span text:style-name="T6">h</text:span></text:p>
          </draw:text-box>
        </draw:frame>
        <draw:frame presentation:style-name="pr4" draw:text-style-name="P3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">void add_node(union node *new, union node *start, int flag)</text:span></text:p>
              </text:list-item>
              <text:list-item>
                <text:p><text:span text:style-name="T1">void general_equate(union node *a, union node *b, int flag)</text:span></text:p>
              </text:list-item>
              <text:list-item>
                <text:p><text:span text:style-name="T1">union node *find_node(union node *start, int tag)</text:span></text:p>
              </text:list-item>
              <text:list-item>
                <text:p><text:span text:style-name="T1">int del_node(union node *start, int flag, int tag)</text:span></text:p>
              </text:list-item>
              <text:list-item>
                <text:p><text:span text:style-name="T1">int list_len(union node *start)</text:span></text:p>
              </text:list-item>
            </text:list>
          </draw:text-box>
        </draw:frame>
        <draw:frame presentation:style-name="pr3" draw:text-style-name="P2" draw:layer="layout" svg:width="25.199cm" svg:height="3.506cm" svg:x="1.471cm" svg:y="11.938cm" presentation:class="title" presentation:user-transformed="true">
          <draw:text-box>
            <text:p><text:span text:style-name="T6">list.</text:span><text:span text:style-name="T6">h</text:span></text:p>
          </draw:text-box>
        </draw:frame>
        <draw:frame presentation:style-name="pr4" draw:text-style-name="P3" draw:layer="layout" svg:width="25.199cm" svg:height="4.484cm" svg:x="1.471cm" svg:y="15.328cm" presentation:class="outline" presentation:user-transformed="true">
          <draw:text-box>
            <text:list text:style-name="L2">
              <text:list-item>
                <text:p><text:span text:style-name="T1">int snd(struct controller *cli, char *cmds, char *reason, char *retval, int free_it)</text:span></text:p>
              </text:list-item>
              <text:list-item>
                <text:p><text:span text:style-name="T1">char *rcv(struct controller *cli, int sock, char *reason, char *retv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0" draw:layer="layout" svg:width="25.199cm" svg:height="3.506cm" svg:x="1.725cm" svg:y="8.432cm" presentation:class="title" presentation:user-transformed="true">
          <draw:text-box>
            <text:p><text:span text:style-name="T5">Th</text:span><text:span text:style-name="T5">e </text:span><text:span text:style-name="T5">Rel</text:span><text:span text:style-name="T5">ay </text:span><text:span text:style-name="T5">Str</text:span><text:span text:style-name="T5">uct</text:span><text:span text:style-name="T5">ure</text:span><text:span text:style-name="T5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6">stru</text:span><text:span text:style-name="T6">ct </text:span><text:span text:style-name="T6">cont</text:span><text:span text:style-name="T6">rolle</text:span><text:span text:style-name="T6">r</text:span></text:p>
          </draw:text-box>
        </draw:frame>
        <draw:frame presentation:style-name="pr4" draw:text-style-name="P3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<text:span text:style-name="T1">int id</text:span></text:p>
              </text:list-item>
              <text:list-item>
                <text:p><text:span text:style-name="T1">int bcast_sock</text:span></text:p>
              </text:list-item>
              <text:list-item>
                <text:p><text:span text:style-name="T1">int sock</text:span></text:p>
              </text:list-item>
              <text:list-item>
                <text:p><text:span text:style-name="T1">struct sockaddr_in addr</text:span></text:p>
              </text:list-item>
            </text:list>
          </draw:text-box>
        </draw:frame>
        <draw:frame presentation:style-name="pr3" draw:text-style-name="P2" draw:layer="layout" svg:width="25.199cm" svg:height="3.506cm" svg:x="1.27cm" svg:y="10.21cm" presentation:class="title" presentation:user-transformed="true">
          <draw:text-box>
            <text:p><text:span text:style-name="T6">stru</text:span><text:span text:style-name="T6">ct </text:span><text:span text:style-name="T6">bcas</text:span><text:span text:style-name="T6">t_ms</text:span><text:span text:style-name="T6">g_so</text:span><text:span text:style-name="T6">ck</text:span></text:p>
          </draw:text-box>
        </draw:frame>
        <draw:frame presentation:style-name="pr4" draw:text-style-name="P3" draw:layer="layout" svg:width="25.199cm" svg:height="5.754cm" svg:x="1.471cm" svg:y="13.804cm" presentation:class="outline" presentation:user-transformed="true">
          <draw:text-box>
            <text:list text:style-name="L2">
              <text:list-item>
                <text:p><text:span text:style-name="T1">int id</text:span></text:p>
              </text:list-item>
              <text:list-item>
                <text:p><text:span text:style-name="T1">int done</text:span></text:p>
              </text:list-item>
              <text:list-item>
                <text:p><text:span text:style-name="T1">char *msg</text:span></text:p>
              </text:list-item>
              <text:list-item>
                <text:p><text:span text:style-name="T1">struct controller *send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6">unio</text:span><text:span text:style-name="T6">n </text:span><text:span text:style-name="T6">nod</text:span><text:span text:style-name="T6">e</text:span></text:p>
          </draw:text-box>
        </draw:frame>
        <draw:frame presentation:style-name="pr4" draw:text-style-name="P3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<text:span text:style-name="T1">int tag</text:span></text:p>
              </text:list-item>
              <text:list-item>
                <text:p><text:span text:style-name="T1">struct controller *ctrlr</text:span></text:p>
              </text:list-item>
              <text:list-item>
                <text:p><text:span text:style-name="T1">struct bcast_msg_node *bmn</text:span></text:p>
              </text:list-item>
              <text:list-item>
                <text:p><text:span text:style-name="T1">union node *nxt</text:span></text:p>
              </text:list-item>
              <text:list-item>
                <text:p><text:span text:style-name="T1">union node *prev</text:span></text:p>
              </text:list-item>
            </text:list>
          </draw:text-box>
        </draw:frame>
        <draw:frame presentation:style-name="pr3" draw:text-style-name="P2" draw:layer="layout" svg:width="25.199cm" svg:height="3.506cm" svg:x="1.524cm" svg:y="11.938cm" presentation:class="title" presentation:user-transformed="true">
          <draw:text-box>
            <text:p><text:span text:style-name="T6">stru</text:span><text:span text:style-name="T6">ct </text:span><text:span text:style-name="T6">broa</text:span><text:span text:style-name="T6">dcas</text:span><text:span text:style-name="T6">t_str</text:span><text:span text:style-name="T6">uct</text:span></text:p>
          </draw:text-box>
        </draw:frame>
        <draw:frame presentation:style-name="pr4" draw:text-style-name="P3" draw:layer="layout" svg:width="25.199cm" svg:height="4.064cm" svg:x="1.524cm" svg:y="15.24cm" presentation:class="outline" presentation:user-transformed="true">
          <draw:text-box>
            <text:list text:style-name="L2">
              <text:list-item>
                <text:p><text:span text:style-name="T1">struct controller *cli</text:span></text:p>
              </text:list-item>
              <text:list-item>
                <text:p><text:span text:style-name="T1">char *cm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0" draw:layer="layout" svg:width="25.199cm" svg:height="3.506cm" svg:x="1.471cm" svg:y="8.178cm" presentation:class="title" presentation:user-transformed="true">
          <draw:text-box>
            <text:p><text:span text:style-name="T5">Th</text:span><text:span text:style-name="T5">e </text:span><text:span text:style-name="T5">Co</text:span><text:span text:style-name="T5">ntr</text:span><text:span text:style-name="T5">olle</text:span><text:span text:style-name="T5">r </text:span><text:span text:style-name="T5">Mo</text:span><text:span text:style-name="T5">dul</text:span><text:span text:style-name="T5">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6">tcp_</text:span><text:span text:style-name="T6">con</text:span><text:span text:style-name="T6">nect</text:span><text:span text:style-name="T6">or.h</text:span></text:p>
          </draw:text-box>
        </draw:frame>
        <draw:frame presentation:style-name="pr4" draw:text-style-name="P3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<text:span text:style-name="T1">int get_connection_back(int sock)</text:span></text:p>
              </text:list-item>
              <text:list-item>
                <text:p><text:span text:style-name="T1">int send_to_relay(int sock, int flag, char *addr)</text:span></text:p>
              </text:list-item>
              <text:list-item>
                <text:p><text:span text:style-name="T1">char *rcv_bcast(int sock)</text:span></text:p>
              </text:list-item>
            </text:list>
          </draw:text-box>
        </draw:frame>
        <draw:frame presentation:style-name="pr4" draw:text-style-name="P3" draw:layer="layout" svg:width="25.199cm" svg:height="4.484cm" svg:x="1.471cm" svg:y="14.478cm" presentation:class="outline" presentation:user-transformed="true">
          <draw:text-box>
            <text:list text:style-name="L2">
              <text:list-item>
                <text:p><text:span text:style-name="T1">int sock_create(char *addr, int flag)</text:span></text:p>
              </text:list-item>
            </text:list>
          </draw:text-box>
        </draw:frame>
        <draw:frame presentation:style-name="pr3" draw:text-style-name="P2" draw:layer="layout" svg:width="25.199cm" svg:height="3.506cm" svg:x="1.524cm" svg:y="9.194cm" presentation:class="title" presentation:user-transformed="true">
          <draw:text-box>
            <text:p><text:span text:style-name="T6">sock</text:span><text:span text:style-name="T6">_cre</text:span><text:span text:style-name="T6">ate.</text:span><text:span text:style-name="T6">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snd_</text:span><text:span text:style-name="T6">rcv.h</text:span></text:p>
          </draw:text-box>
        </draw:frame>
        <draw:frame presentation:style-name="pr4" draw:text-style-name="P3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<text:span text:style-name="T1">int snd(int sock, char *cmds, char *reason, char *retval)</text:span></text:p>
              </text:list-item>
              <text:list-item>
                <text:p><text:span text:style-name="T1">char *rcv(int sock, char *reason, char *retval)</text:span></text:p>
              </text:list-item>
            </text:list>
          </draw:text-box>
        </draw:frame>
        <draw:frame presentation:style-name="pr3" draw:text-style-name="P2" draw:layer="layout" svg:width="25.199cm" svg:height="3.506cm" svg:x="1.725cm" svg:y="9.398cm" presentation:class="title" presentation:user-transformed="true">
          <draw:text-box>
            <text:p><text:span text:style-name="T6">alloc</text:span><text:span text:style-name="T6">ate.</text:span><text:span text:style-name="T6">h</text:span></text:p>
          </draw:text-box>
        </draw:frame>
        <draw:frame presentation:style-name="pr4" draw:text-style-name="P3" draw:layer="layout" svg:width="25.199cm" svg:height="3.722cm" svg:x="1.524cm" svg:y="14.82cm" presentation:class="outline" presentation:user-transformed="true">
          <draw:text-box>
            <text:list text:style-name="L2">
              <text:list-item>
                <text:p><text:span text:style-name="T1">void *allocate(char *type, int size)</text:span></text:p>
              </text:list-item>
              <text:list-item>
                <text:p><text:span text:style-name="T1">void deallocate(void *a, char *type, int siz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TOD</text:span><text:span text:style-name="T6">O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a good mininet topology script to handle dynamic </text:span><text:span text:style-name="T1">connection as well.</text:span></text:p>
              </text:list-item>
              <text:list-item>
                <text:p><text:span text:style-name="T1">Add dynamic detection of new hosts and automatic update in </text:span><text:span text:style-name="T1">controller database.</text:span></text:p>
              </text:list-item>
              <text:list-item>
                <text:p><text:span text:style-name="T1">Add caching module in relay for faster access.</text:span></text:p>
              </text:list-item>
              <text:list-item>
                <text:p><text:span text:style-name="T1">Add redundancy module in relay for higher rate of availability.</text:span></text:p>
              </text:list-item>
              <text:list-item>
                <text:p><text:span text:style-name="T1">Add sub-relaying suppor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draw:frame presentation:style-name="pr6" draw:text-style-name="P12" draw:layer="layout" svg:width="26.091cm" svg:height="3.506cm" svg:x="0.579cm" svg:y="7.162cm" presentation:class="title" presentation:user-transformed="true">
          <draw:text-box>
            <text:p>Thank You!<text:span text:style-name="T8"><text:line-break/></text:span><text:span text:style-name="T8"/></text:p>
          </draw:text-box>
        </draw:frame>
        <draw:frame draw:style-name="gr20" draw:text-style-name="P13" draw:layer="layout" svg:width="9.398cm" svg:height="3.199cm" svg:x="16.002cm" svg:y="11.43cm">
          <draw:text-box>
            <text:p>Prepared and Presented by:</text:p>
            <text:p>Naman Arora</text:p>
            <text:p>RA1511003010235</text:p>
          </draw:text-box>
        </draw:frame>
        <presentation:notes draw:style-name="dp2">
          <draw:page-thumbnail draw:style-name="gr1" draw:layer="layout" svg:width="14.85cm" svg:height="11.14cm" svg:x="3.074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15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3:14:19.208934690</meta:creation-date>
    <meta:editing-duration>PT2H7M34S</meta:editing-duration>
    <meta:editing-cycles>21</meta:editing-cycles>
    <meta:generator>LibreOffice/6.1.3.2$Linux_X86_64 LibreOffice_project/10$Build-2</meta:generator>
    <dc:title>Blueprint Plans</dc:title>
    <dc:date>2018-12-07T01:54:07.260453651</dc:date>
    <meta:document-statistic meta:object-count="164"/>
  </office:meta>
</office:document-meta>
</file>